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141.2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4.55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103.41pt"/>
    </style:style>
    <style:style style:name="co13" style:family="table-column">
      <style:table-column-properties fo:break-before="auto" style:column-width="254.6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cd4d1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bee3d3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fcce4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e0efd4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bcaed5"/>
      <style:text-properties fo:font-size="14pt" style:font-size-asian="14pt" style:font-size-complex="14pt"/>
    </style:style>
    <style:style style:name="ce2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2" table:number-columns-repeated="4" table:default-cell-style-name="ce2"/>
        <table:table-column table:style-name="co9" table:number-columns-repeated="1009" table:default-cell-style-name="ce2"/>
        <table:table-row table:style-name="ro1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style-name="ce13" office:value-type="string" calcext:value-type="string">
            <text:p>ProductAccesories</text:p>
          </table:table-cell>
          <table:table-cell table:style-name="ce16" office:value-type="string" calcext:value-type="string">
            <text:p>ProductCategories</text:p>
          </table:table-cell>
          <table:table-cell table:style-name="ce18" office:value-type="string" calcext:value-type="string">
            <text:p>Presupuestos</text:p>
          </table:table-cell>
          <table:table-cell table:style-name="ce19" office:value-type="string" calcext:value-type="string">
            <text:p>Clients</text:p>
          </table:table-cell>
          <table:table-cell table:style-name="ce20" office:value-type="string" calcext:value-type="string">
            <text:p>PresupuestoProducts</text:p>
          </table:table-cell>
          <table:table-cell table:style-name="ce23" office:value-type="string" calcext:value-type="string">
            <text:p>CategoriasFiscales</text:p>
          </table:table-cell>
          <table:table-cell office:value-type="string" calcext:value-type="string">
            <text:p>ClientContac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oductAccesoryId</text:p>
          </table:table-cell>
          <table:table-cell office:value-type="string" calcext:value-type="string">
            <text:p>productCategoryId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presupuestoProductId</text:p>
          </table:table-cell>
          <table:table-cell office:value-type="string" calcext:value-type="string">
            <text:p>categoriaFiscalId</text:p>
          </table:table-cell>
          <table:table-cell office:value-type="string" calcext:value-type="string">
            <text:p>clientContact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esupuestoUserId</text:p>
          </table:table-cell>
          <table:table-cell office:value-type="string" calcext:value-type="string">
            <text:p>clientName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ategoriaFiscalImpuesto</text:p>
          </table:table-cell>
          <table:table-cell office:value-type="string" calcext:value-type="string">
            <text:p>clientContactClient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Price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esupuestoClientId</text:p>
          </table:table-cell>
          <table:table-cell office:value-type="string" calcext:value-type="string">
            <text:p>clientCategoriaFiscalId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clientContactContact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5"/>
          <table:table-cell office:value-type="string" calcext:value-type="string">
            <text:p>presupuestoOc</text:p>
          </table:table-cell>
          <table:table-cell office:value-type="string" calcext:value-type="string">
            <text:p>clientCuit</text:p>
          </table:table-cell>
          <table:table-cell office:value-type="string" calcext:value-type="string">
            <text:p>productDisc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Phone</text:p>
          </table:table-cell>
          <table:table-cell office:value-type="string" calcext:value-type="string">
            <text:p>userAddress1</text:p>
          </table:table-cell>
          <table:table-cell table:number-columns-repeated="5"/>
          <table:table-cell office:value-type="string" calcext:value-type="string">
            <text:p>presupuestoPaymethod</text:p>
          </table:table-cell>
          <table:table-cell office:value-type="string" calcext:value-type="string">
            <text:p>clientPhone</text:p>
          </table:table-cell>
          <table:table-cell office:value-type="string" calcext:value-type="string">
            <text:p>productQua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2</text:p>
          </table:table-cell>
          <table:table-cell table:number-columns-repeated="5"/>
          <table:table-cell office:value-type="string" calcext:value-type="string">
            <text:p>presupuestoAddress</text:p>
          </table:table-cell>
          <table:table-cell office:value-type="string" calcext:value-type="string">
            <text:p>clientFiscalAddr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ctText</text:p>
          </table:table-cell>
          <table:table-cell table:number-columns-repeated="6"/>
          <table:table-cell office:value-type="string" calcext:value-type="string">
            <text:p>presupuestoObra</text:p>
          </table:table-cell>
          <table:table-cell office:value-type="string" calcext:value-type="string">
            <text:p>clientAddress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S CORTAFUEG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ERRAJERIAS PUERTAS CORTAFUEGO</text:p>
          </table:table-cell>
        </table:table-row>
      </table:table>
      <table:table table:name="ProductCategories" table:style-name="ta1">
        <table:table-column table:style-name="co11" table:default-cell-style-name="Default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product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y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ductAccesories" table:style-name="ta1">
        <table:table-column table:style-name="co12" table:default-cell-style-name="Default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productAccesoryId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Products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 RF30 0700X2000MM PL, 08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ERTA RF30 0800X2000MM PL, 09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ERTA RF30 0900X2000MM PL, 1000X2050 MT</text:p>
          </table:table-cell>
          <table:table-cell office:value-type="float" office:value="6603" calcext:value-type="float">
            <text:p>66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RTA RF30 1000X2000MM PL, 1100X2050 MT</text:p>
          </table:table-cell>
          <table:table-cell office:value-type="float" office:value="7103" calcext:value-type="float">
            <text:p>710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ERTA RF30 1100X2000MM PL, 1200X2050 MT</text:p>
          </table:table-cell>
          <table:table-cell office:value-type="float" office:value="7603" calcext:value-type="float">
            <text:p>76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ERTA RF30 1200X2000MM PL, 1300X2050 MT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ERTA RF30 1300X2000MM PL, 1400X2050 MT</text:p>
          </table:table-cell>
          <table:table-cell office:value-type="float" office:value="9092" calcext:value-type="float">
            <text:p>909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UERTA RF30 1400X2000MM PL, 1500X2050 MT</text:p>
          </table:table-cell>
          <table:table-cell office:value-type="float" office:value="9992" calcext:value-type="float">
            <text:p>99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ERTA RF30 1500X2000MM PL, 1600X2050 MT</text:p>
          </table:table-cell>
          <table:table-cell office:value-type="float" office:value="10892" calcext:value-type="float">
            <text:p>1089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ERTA RF30 1600X2000MM PL, 1700X2050 MT</text:p>
          </table:table-cell>
          <table:table-cell office:value-type="float" office:value="11792" calcext:value-type="float">
            <text:p>1179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ERTA RF30 1700X2000MM PL, 1800X2050 MT</text:p>
          </table:table-cell>
          <table:table-cell office:value-type="float" office:value="12692" calcext:value-type="float">
            <text:p>1269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ERTA RF30 1800X2000MM PL, 1900X2050 MT</text:p>
          </table:table-cell>
          <table:table-cell office:value-type="float" office:value="13592" calcext:value-type="float">
            <text:p>1359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RTA RF30 1900X2000MM PL, 2000X2050 MT</text:p>
          </table:table-cell>
          <table:table-cell office:value-type="float" office:value="14492" calcext:value-type="float">
            <text:p>1449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PUERTA RF30 2000X2000MM PL, 2100X2050 MT</text:p>
          </table:table-cell>
          <table:table-cell office:value-type="float" office:value="15392" calcext:value-type="float">
            <text:p>1539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PUERTA RF30 2100X2000MM PL, 2200X2050 MT</text:p>
          </table:table-cell>
          <table:table-cell office:value-type="float" office:value="16292" calcext:value-type="float">
            <text:p>1629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PUERTA RF30 2200X2000MM PL, 2300X2050 MT</text:p>
          </table:table-cell>
          <table:table-cell office:value-type="float" office:value="17292" calcext:value-type="float">
            <text:p>1729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PUERTA RF30 2300X2000MM PL, 2400X2050 MT</text:p>
          </table:table-cell>
          <table:table-cell office:value-type="float" office:value="18292" calcext:value-type="float">
            <text:p>1829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5" office:value-type="string" calcext:value-type="string">
            <text:p>PUERTA RF30 2400X2000MM PL, 2500X2050 MT</text:p>
          </table:table-cell>
          <table:table-cell office:value-type="float" office:value="19292" calcext:value-type="float">
            <text:p>1929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ERTA RF60 0700X2000MM PL, 08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ERTA RF60 0800X2000MM PL, 09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ERTA RF60 0900X2000MM PL, 1000X2050 MT</text:p>
          </table:table-cell>
          <table:table-cell office:value-type="float" office:value="7030" calcext:value-type="float">
            <text:p>703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UERTA RF60 1000X2000MM PL, 1100X2050 MT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UERTA RF60 1100X2000MM PL, 1200X2050 MT</text:p>
          </table:table-cell>
          <table:table-cell office:value-type="float" office:value="8030" calcext:value-type="float">
            <text:p>803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UERTA RF60 1200X2000MM PL, 1300X2050 MT</text:p>
          </table:table-cell>
          <table:table-cell office:value-type="float" office:value="9460" calcext:value-type="float">
            <text:p>946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ERTA RF60 1300X2000MM PL, 1400X2050 MT</text:p>
          </table:table-cell>
          <table:table-cell office:value-type="float" office:value="10360" calcext:value-type="float">
            <text:p>1036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ERTA RF60 1400X2000MM PL, 1500X2050 MT</text:p>
          </table:table-cell>
          <table:table-cell office:value-type="float" office:value="11260" calcext:value-type="float">
            <text:p>1126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UERTA RF60 1500X2000MM PL, 1600X2050 MT</text:p>
          </table:table-cell>
          <table:table-cell office:value-type="float" office:value="12160" calcext:value-type="float">
            <text:p>1216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UERTA RF60 1600X2000MM PL, 1700X2050 MT</text:p>
          </table:table-cell>
          <table:table-cell office:value-type="float" office:value="13060" calcext:value-type="float">
            <text:p>1306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UERTA RF60 1700X2000MM PL, 1800X2050 MT</text:p>
          </table:table-cell>
          <table:table-cell office:value-type="float" office:value="13960" calcext:value-type="float">
            <text:p>1396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RTA RF60 1800X2000MM PL, 1900X2050 MT</text:p>
          </table:table-cell>
          <table:table-cell office:value-type="float" office:value="14860" calcext:value-type="float">
            <text:p>148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UERTA RF60 1900X2000MM PL, 2000X2050 MT</text:p>
          </table:table-cell>
          <table:table-cell office:value-type="float" office:value="15760" calcext:value-type="float">
            <text:p>1576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UERTA RF60 2000X2000MM PL, 2100X2050 MT</text:p>
          </table:table-cell>
          <table:table-cell office:value-type="float" office:value="16660" calcext:value-type="float">
            <text:p>1666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UERTA RF60 2100X2000MM PL, 2200X2050 MT</text:p>
          </table:table-cell>
          <table:table-cell office:value-type="float" office:value="17560" calcext:value-type="float">
            <text:p>1756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RTA RF60 2200X2000MM PL, 2300X2050 MT</text:p>
          </table:table-cell>
          <table:table-cell office:value-type="float" office:value="18560" calcext:value-type="float">
            <text:p>1856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ERTA RF60 2300X2000MM PL, 2400X2050 MT</text:p>
          </table:table-cell>
          <table:table-cell office:value-type="float" office:value="19560" calcext:value-type="float">
            <text:p>1956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UERTA RF60 2400X2000MM PL, 2500X2050 MT</text:p>
          </table:table-cell>
          <table:table-cell office:value-type="float" office:value="20560" calcext:value-type="float">
            <text:p>2056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UERTA RF90 0700X2000MM PL, 08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ERTA RF90 0800X2000MM PL, 09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ERTA RF90 0900X2000MM PL, 1000X2050 MT</text:p>
          </table:table-cell>
          <table:table-cell office:value-type="float" office:value="12770" calcext:value-type="float">
            <text:p>1277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UERTA RF90 1000X2000MM PL, 1100X2050 MT</text:p>
          </table:table-cell>
          <table:table-cell office:value-type="float" office:value="13670" calcext:value-type="float">
            <text:p>1367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UERTA RF90 1100X2000MM PL, 1200X2050 MT</text:p>
          </table:table-cell>
          <table:table-cell office:value-type="float" office:value="14570" calcext:value-type="float">
            <text:p>1457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UERTA RF90 1200X2000MM PL, 1300X2050 MT</text:p>
          </table:table-cell>
          <table:table-cell office:value-type="float" office:value="16295" calcext:value-type="float">
            <text:p>1629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UERTA RF90 1300X2000MM PL, 1400X2050 MT</text:p>
          </table:table-cell>
          <table:table-cell office:value-type="float" office:value="18095" calcext:value-type="float">
            <text:p>1809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UERTA RF90 1400X2000MM PL, 1500X2050 MT</text:p>
          </table:table-cell>
          <table:table-cell office:value-type="float" office:value="19895" calcext:value-type="float">
            <text:p>1989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UERTA RF90 1500X2000MM PL, 1600X2050 MT</text:p>
          </table:table-cell>
          <table:table-cell office:value-type="float" office:value="21695" calcext:value-type="float">
            <text:p>21695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UERTA RF90 1600X2000MM PL, 1700X2050 MT</text:p>
          </table:table-cell>
          <table:table-cell office:value-type="float" office:value="23495" calcext:value-type="float">
            <text:p>2349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UERTA RF90 1700X2000MM PL, 1800X2050 MT</text:p>
          </table:table-cell>
          <table:table-cell office:value-type="float" office:value="25295" calcext:value-type="float">
            <text:p>2529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UERTA RF90 1800X2000MM PL, 1900X2050 MT</text:p>
          </table:table-cell>
          <table:table-cell office:value-type="float" office:value="27095" calcext:value-type="float">
            <text:p>2709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UERTA RF90 1900X2000MM PL, 2000X2050 MT</text:p>
          </table:table-cell>
          <table:table-cell office:value-type="float" office:value="28895" calcext:value-type="float">
            <text:p>2889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ERTA RF90 2000X2000MM PL, 2100X2050 MT</text:p>
          </table:table-cell>
          <table:table-cell office:value-type="float" office:value="30695" calcext:value-type="float">
            <text:p>30695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ERTA RF90 2100X2000MM PL, 2200X2050 MT</text:p>
          </table:table-cell>
          <table:table-cell office:value-type="float" office:value="32495" calcext:value-type="float">
            <text:p>3249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A RF90 2200X2000MM PL, 2300X2050 MT</text:p>
          </table:table-cell>
          <table:table-cell office:value-type="float" office:value="34401" calcext:value-type="float">
            <text:p>3440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UERTA RF90 2300X2000MM PL, 2400X2050 MT</text:p>
          </table:table-cell>
          <table:table-cell office:value-type="float" office:value="36418" calcext:value-type="float">
            <text:p>36418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ERTA RF90 2400X2000MM PL, 2500X2050 MT</text:p>
          </table:table-cell>
          <table:table-cell office:value-type="float" office:value="38554" calcext:value-type="float">
            <text:p>38554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UERTA RF120 0700X2000MM PL, 08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UERTA RF120 0800X2000MM PL, 09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ERTA RF120 0900X2000MM PL, 1000X2050 MT</text:p>
          </table:table-cell>
          <table:table-cell office:value-type="float" office:value="13185" calcext:value-type="float">
            <text:p>1318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UERTA RF120 1000X2000MM PL, 1100X2050 MT</text:p>
          </table:table-cell>
          <table:table-cell office:value-type="float" office:value="14085" calcext:value-type="float">
            <text:p>1408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UERTA RF120 1100X2000MM PL, 1200X2050 MT</text:p>
          </table:table-cell>
          <table:table-cell office:value-type="float" office:value="14985" calcext:value-type="float">
            <text:p>1498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ERTA RF120 1200X2000MM PL, 1300X2050 MT</text:p>
          </table:table-cell>
          <table:table-cell office:value-type="float" office:value="18055" calcext:value-type="float">
            <text:p>1805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ERTA RF120 1300X2000MM PL, 1400X2050 MT</text:p>
          </table:table-cell>
          <table:table-cell office:value-type="float" office:value="19855" calcext:value-type="float">
            <text:p>1985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ERTA RF120 1400X2000MM PL, 1500X2050 MT</text:p>
          </table:table-cell>
          <table:table-cell office:value-type="float" office:value="21655" calcext:value-type="float">
            <text:p>21655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ERTA RF120 1500X2000MM PL, 1600X2050 MT</text:p>
          </table:table-cell>
          <table:table-cell office:value-type="float" office:value="23455" calcext:value-type="float">
            <text:p>23455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UERTA RF120 1600X2000MM PL, 1700X2050 MT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UERTA RF120 1700X2000MM PL, 1800X2050 MT</text:p>
          </table:table-cell>
          <table:table-cell office:value-type="float" office:value="27055" calcext:value-type="float">
            <text:p>27055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UERTA RF120 1800X2000MM PL, 1900X2050 MT</text:p>
          </table:table-cell>
          <table:table-cell office:value-type="float" office:value="28855" calcext:value-type="float">
            <text:p>28855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ERTA RF120 1900X2000MM PL, 2000X2050 MT</text:p>
          </table:table-cell>
          <table:table-cell office:value-type="float" office:value="30655" calcext:value-type="float">
            <text:p>3065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UERTA RF120 2000X2000MM PL, 2100X2050 MT</text:p>
          </table:table-cell>
          <table:table-cell office:value-type="float" office:value="32455" calcext:value-type="float">
            <text:p>3245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UERTA RF120 2100X2000MM PL, 2200X2050 MT</text:p>
          </table:table-cell>
          <table:table-cell office:value-type="float" office:value="34255" calcext:value-type="float">
            <text:p>3425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UERTA RF120 2200X2000MM PL, 2300X2050 MT</text:p>
          </table:table-cell>
          <table:table-cell office:value-type="float" office:value="36155" calcext:value-type="float">
            <text:p>36155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UERTA RF120 2300X2000MM PL, 2400X2050 MT</text:p>
          </table:table-cell>
          <table:table-cell office:value-type="float" office:value="38160" calcext:value-type="float">
            <text:p>3816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UERTA RF120 2400X2000MM PL, 2500X2050 MT</text:p>
          </table:table-cell>
          <table:table-cell office:value-type="float" office:value="40276" calcext:value-type="float">
            <text:p>40276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ARRAL ANTIPANICO SIMPLE PUSH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ARRAL ANTIPANICO SIMPLE C/ FALLEBA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ARRAL ANIPANICO SIMPLE PUSH C/ MICRO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ARRAL ANTIPANICO SIMPLE PUSH C/FALLEBA C/MICRO</text:p>
          </table:table-cell>
          <table:table-cell office:value-type="float" office:value="3635" calcext:value-type="float">
            <text:p>363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RRAL ANTIPANICO TOUCH (TECLA)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MO EXTERIOR P/ ANTIPANICO C/LLAVE NEGRO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IERRAPUERTA HIDRAULICO</text:p>
          </table:table-cell>
          <table:table-cell office:value-type="float" office:value="965" calcext:value-type="float">
            <text:p>9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13:17:34.708556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2-19T14:28:41.669269526</dc:date>
    <meta:editing-duration>PT9H41M55S</meta:editing-duration>
    <meta:editing-cycles>26</meta:editing-cycles>
    <meta:generator>LibreOffice/5.4.2.2$Linux_X86_64 LibreOffice_project/40m0$Build-2</meta:generator>
    <meta:document-statistic meta:table-count="5" meta:cell-count="615" meta:object-count="0"/>
  </office:meta>
</office:document-meta>
</file>